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2d207"/>
    </style:style>
    <style:style style:name="P2" style:family="paragraph" style:parent-style-name="Text_20_body">
      <style:text-properties officeooo:paragraph-rsid="0254ede2"/>
    </style:style>
    <style:style style:name="P3" style:family="paragraph" style:parent-style-name="Text_20_body">
      <style:text-properties officeooo:paragraph-rsid="0255c83a"/>
    </style:style>
    <style:style style:name="P4" style:family="paragraph" style:parent-style-name="Text_20_body">
      <style:text-properties officeooo:paragraph-rsid="02570639"/>
    </style:style>
    <style:style style:name="P5" style:family="paragraph" style:parent-style-name="Text_20_body">
      <style:text-properties officeooo:paragraph-rsid="0257c5ad"/>
    </style:style>
    <style:style style:name="P6" style:family="paragraph" style:parent-style-name="Text_20_body">
      <style:text-properties officeooo:paragraph-rsid="025970a9"/>
    </style:style>
    <style:style style:name="P7" style:family="paragraph" style:parent-style-name="Text_20_body">
      <style:text-properties officeooo:paragraph-rsid="0259f22a"/>
    </style:style>
    <style:style style:name="P8" style:family="paragraph" style:parent-style-name="Text_20_body">
      <style:text-properties officeooo:paragraph-rsid="025ad0bc"/>
    </style:style>
    <style:style style:name="P9" style:family="paragraph" style:parent-style-name="Text_20_body">
      <style:text-properties officeooo:paragraph-rsid="025c2db3"/>
    </style:style>
    <style:style style:name="P10" style:family="paragraph" style:parent-style-name="Text_20_body">
      <style:text-properties officeooo:paragraph-rsid="025c723d"/>
    </style:style>
    <style:style style:name="P11" style:family="paragraph" style:parent-style-name="Text_20_body" style:list-style-name="L1">
      <style:text-properties officeooo:paragraph-rsid="025c723d"/>
    </style:style>
    <style:style style:name="P12" style:family="paragraph" style:parent-style-name="Text_20_body" style:list-style-name="L1">
      <style:text-properties officeooo:paragraph-rsid="025e57dc"/>
    </style:style>
    <style:style style:name="P13" style:family="paragraph" style:parent-style-name="Text_20_body" style:list-style-name="L1">
      <style:text-properties officeooo:paragraph-rsid="025eb7b1"/>
    </style:style>
    <style:style style:name="P14" style:family="paragraph" style:parent-style-name="Text_20_body" style:list-style-name="L1">
      <style:text-properties officeooo:paragraph-rsid="0260373d"/>
    </style:style>
    <style:style style:name="P15" style:family="paragraph" style:parent-style-name="Text_20_body" style:list-style-name="L1">
      <style:text-properties officeooo:paragraph-rsid="0260bb55"/>
    </style:style>
    <style:style style:name="P16" style:family="paragraph" style:parent-style-name="Text_20_body" style:list-style-name="L1">
      <style:text-properties officeooo:paragraph-rsid="02627b6d"/>
    </style:style>
    <style:style style:name="P17" style:family="paragraph" style:parent-style-name="Heading_20_1" style:master-page-name="Standard">
      <style:paragraph-properties style:page-number="auto"/>
      <style:text-properties officeooo:rsid="009524be" officeooo:paragraph-rsid="0252d207"/>
    </style:style>
    <style:style style:name="P18" style:family="paragraph" style:parent-style-name="Heading_20_1">
      <style:text-properties officeooo:paragraph-rsid="0253160f"/>
    </style:style>
    <style:style style:name="T1" style:family="text">
      <style:text-properties officeooo:rsid="0252d207"/>
    </style:style>
    <style:style style:name="T2" style:family="text">
      <style:text-properties officeooo:rsid="0253160f"/>
    </style:style>
    <style:style style:name="T3" style:family="text">
      <style:text-properties officeooo:rsid="0254ede2"/>
    </style:style>
    <style:style style:name="T4" style:family="text">
      <style:text-properties officeooo:rsid="0255c83a"/>
    </style:style>
    <style:style style:name="T5" style:family="text">
      <style:text-properties officeooo:rsid="02570639"/>
    </style:style>
    <style:style style:name="T6" style:family="text">
      <style:text-properties officeooo:rsid="0257c5ad"/>
    </style:style>
    <style:style style:name="T7" style:family="text">
      <style:text-properties officeooo:rsid="025970a9"/>
    </style:style>
    <style:style style:name="T8" style:family="text">
      <style:text-properties officeooo:rsid="0259f22a"/>
    </style:style>
    <style:style style:name="T9" style:family="text">
      <style:text-properties officeooo:rsid="025ad0bc"/>
    </style:style>
    <style:style style:name="T10" style:family="text">
      <style:text-properties officeooo:rsid="025b31af"/>
    </style:style>
    <style:style style:name="T11" style:family="text">
      <style:text-properties officeooo:rsid="025c2985"/>
    </style:style>
    <style:style style:name="T12" style:family="text">
      <style:text-properties officeooo:rsid="025c2db3"/>
    </style:style>
    <style:style style:name="T13" style:family="text">
      <style:text-properties officeooo:rsid="025c2f71"/>
    </style:style>
    <style:style style:name="T14" style:family="text">
      <style:text-properties officeooo:rsid="025c723d"/>
    </style:style>
    <style:style style:name="T15" style:family="text">
      <style:text-properties officeooo:rsid="025de63d"/>
    </style:style>
    <style:style style:name="T16" style:family="text">
      <style:text-properties officeooo:rsid="025e57dc"/>
    </style:style>
    <style:style style:name="T17" style:family="text">
      <style:text-properties officeooo:rsid="025eb7b1"/>
    </style:style>
    <style:style style:name="T18" style:family="text">
      <style:text-properties officeooo:rsid="0260373d"/>
    </style:style>
    <style:style style:name="T19" style:family="text">
      <style:text-properties officeooo:rsid="0260bb55"/>
    </style:style>
    <style:style style:name="T20" style:family="text">
      <style:text-properties officeooo:rsid="02627b6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span text:style-name="T1">Экономика малого предпринимательства</text:span></text:h>
      <text:p text:style-name="P1"><text:span text:style-name="T1"/></text:p>
      <text:h text:style-name="P18" text:outline-level="1"><text:span text:style-name="T2">Как выбрать тематику инфо-бизнеса?</text:span></text:h>
      <text:p text:style-name="P2"><text:span text:style-name="T3">Почему хотят создавать бизнес? Потому что не нашли работу для себя.</text:span></text:p>
      <text:p text:style-name="P3"><text:span text:style-name="T4">С чего начать? Нужно выбрать тему.</text:span></text:p>
      <text:p text:style-name="P4"><text:span text:style-name="T5">Про что он будет??</text:span></text:p>
      <text:p text:style-name="P5"><text:span text:style-name="T6">Хобби? Программирование.</text:span></text:p>
      <text:p text:style-name="P6"><text:span text:style-name="T7">Что сделал много раз? На автомате и без усилий могу делать. Писать на Java, C++, ну и мб на баше немного.</text:span></text:p>
      <text:p text:style-name="P7"><text:span text:style-name="T8">Сделал ли что-то выдающееся: Ага, на Java в основном. </text:span><text:span text:style-name="T9">Да и вообще победитель по жизни, постоянно выигрываю! (Потому что цели не такие уж и сложные)</text:span></text:p>
      <text:p text:style-name="P8"><text:span text:style-name="T9">Что умею делать такое, что не умеют мои знакомые? </text:span><text:span text:style-name="T10">Видеть систему в полном масштабе. </text:span><text:span text:style-name="T11">Умение планировать. Потому что я Бэтмен.</text:span></text:p>
      <text:p text:style-name="P9"><text:span text:style-name="T12">Темы, на которые могу долго рассуждать? Проектирование, стандарты, </text:span><text:span text:style-name="T13">оптимальность ещё.</text:span></text:p>
      <text:p text:style-name="P10"><text:span text:style-name="T14">Как их сделать продаваемыми?</text:span></text:p>
      <text:list xml:id="list3039152522926100358" text:style-name="L1">
        <text:list-item>
          <text:p text:style-name="P11"><text:span text:style-name="T14">Подобрать теги к каждой теме. </text:span><text:span text:style-name="T15">(какие ключевые слова ввёл бы человек, если бы хотел это найти?)</text:span></text:p>
        </text:list-item>
        <text:list-item>
          <text:p text:style-name="P12"><text:span text:style-name="T16">Убираем те запросы, по которым наименьшее количество людей ищет что-то. </text:span><text:span text:style-name="T17">Первую десятку сохраняем</text:span></text:p>
        </text:list-item>
        <text:list-item>
          <text:p text:style-name="P13"><text:span text:style-name="T17">Оставшиеся ключевые слова гуглим с добавлением форум. Ну и ищем самые горячие темы. Самые неинтересные темы убираем.</text:span></text:p>
        </text:list-item>
        <text:list-item>
          <text:p text:style-name="P14"><text:span text:style-name="T18">Поискать на серверах бесплатных рассылок (RSS) те, где больше всего по данным ключевым словам. Снова пару убрать.</text:span></text:p>
        </text:list-item>
        <text:list-item>
          <text:p text:style-name="P15"><text:span text:style-name="T19">Оставшиеся просто гуглим, и смотрим конкурентов</text:span></text:p>
        </text:list-item>
        <text:list-item>
          <text:p text:style-name="P16"><text:span text:style-name="T20">В итоге оставили популярную слабоконкуррентную тему.</text:span></text:p>
        </text:list-item>
      </text:list>
      <text:p text:style-name="P9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672</meta:editing-cycles>
    <meta:creation-date>2012-10-08T07:35:00</meta:creation-date>
    <dc:date>2013-09-13T12:26:12</dc:date>
    <meta:editing-duration>PT17H52M49S</meta:editing-duration>
    <meta:generator>LibreOffice/4.0.2.2$Linux_X86_64 LibreOffice_project/400m0$Build-2</meta:generator>
    <meta:document-statistic meta:table-count="0" meta:image-count="0" meta:object-count="0" meta:page-count="1" meta:paragraph-count="17" meta:word-count="191" meta:character-count="1232" meta:non-whitespace-character-count="10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